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625" officeooo:paragraph-rsid="00180625"/>
    </style:style>
    <style:style style:name="P2" style:family="paragraph" style:parent-style-name="Standard">
      <style:text-properties fo:font-size="10pt" officeooo:rsid="0019f3e1" officeooo:paragraph-rsid="0019f3e1" style:font-size-asian="10pt" style:font-size-complex="10pt"/>
    </style:style>
    <style:style style:name="P3" style:family="paragraph" style:parent-style-name="Standard">
      <style:text-properties fo:font-size="10pt" officeooo:rsid="001c5f86" officeooo:paragraph-rsid="001c5f86" style:font-size-asian="10pt" style:font-size-complex="10pt"/>
    </style:style>
    <style:style style:name="P4" style:family="paragraph" style:parent-style-name="Standard">
      <style:text-properties fo:font-size="10pt" officeooo:rsid="001c5f86" officeooo:paragraph-rsid="001cd96c" style:font-size-asian="10pt" style:font-size-complex="10pt"/>
    </style:style>
    <style:style style:name="P5" style:family="paragraph" style:parent-style-name="Standard">
      <style:text-properties fo:font-size="10pt" officeooo:rsid="001ea2dd" officeooo:paragraph-rsid="001ea2dd" style:font-size-asian="10pt" style:font-size-complex="10pt"/>
    </style:style>
    <style:style style:name="P6" style:family="paragraph" style:parent-style-name="Standard">
      <style:text-properties fo:font-size="10pt" officeooo:rsid="001ea2dd" officeooo:paragraph-rsid="0021c446" style:font-size-asian="10pt" style:font-size-complex="10pt"/>
    </style:style>
    <style:style style:name="P7" style:family="paragraph" style:parent-style-name="Standard">
      <style:text-properties fo:font-size="10pt" officeooo:rsid="0021e0e9" officeooo:paragraph-rsid="0021e0e9" style:font-size-asian="10pt" style:font-size-complex="10pt"/>
    </style:style>
    <style:style style:name="P8" style:family="paragraph" style:parent-style-name="Standard">
      <style:text-properties fo:font-size="10pt" officeooo:rsid="00258531" officeooo:paragraph-rsid="00258531" style:font-size-asian="10pt" style:font-size-complex="10pt"/>
    </style:style>
    <style:style style:name="P9" style:family="paragraph" style:parent-style-name="Standard">
      <style:text-properties fo:font-size="10pt" officeooo:rsid="0026b883" officeooo:paragraph-rsid="0026b883" style:font-size-asian="10pt" style:font-size-complex="10pt"/>
    </style:style>
    <style:style style:name="P10" style:family="paragraph" style:parent-style-name="Standard">
      <style:text-properties fo:font-size="10pt" officeooo:rsid="0026b883" officeooo:paragraph-rsid="002b6907" style:font-size-asian="10pt" style:font-size-complex="10pt"/>
    </style:style>
    <style:style style:name="P11" style:family="paragraph" style:parent-style-name="Standard">
      <style:text-properties fo:font-size="10pt" officeooo:rsid="0026b883" officeooo:paragraph-rsid="002f61fc" style:font-size-asian="10pt" style:font-size-complex="10pt"/>
    </style:style>
    <style:style style:name="P12" style:family="paragraph" style:parent-style-name="Standard">
      <style:text-properties fo:font-size="10pt" officeooo:rsid="002d5968" officeooo:paragraph-rsid="002d5968" style:font-size-asian="10pt" style:font-size-complex="10pt"/>
    </style:style>
    <style:style style:name="P13" style:family="paragraph" style:parent-style-name="Standard">
      <style:text-properties fo:font-size="10pt" officeooo:rsid="00314666" officeooo:paragraph-rsid="00314666" style:font-size-asian="10pt" style:font-size-complex="10pt"/>
    </style:style>
    <style:style style:name="P14" style:family="paragraph" style:parent-style-name="Standard">
      <style:text-properties fo:font-size="10pt" officeooo:rsid="003354e0" officeooo:paragraph-rsid="003354e0" style:font-size-asian="10pt" style:font-size-complex="10pt"/>
    </style:style>
    <style:style style:name="P15" style:family="paragraph" style:parent-style-name="Standard">
      <style:text-properties fo:font-size="10pt" officeooo:rsid="00354f0f" officeooo:paragraph-rsid="00354f0f" style:font-size-asian="10pt" style:font-size-complex="10pt"/>
    </style:style>
    <style:style style:name="P16" style:family="paragraph" style:parent-style-name="Standard">
      <style:text-properties fo:font-size="10pt" officeooo:rsid="0039e847" officeooo:paragraph-rsid="0039e847" style:font-size-asian="10pt" style:font-size-complex="10pt"/>
    </style:style>
    <style:style style:name="P17" style:family="paragraph" style:parent-style-name="Standard">
      <style:text-properties fo:font-size="10pt" officeooo:rsid="0039e847" officeooo:paragraph-rsid="00457c4d" style:font-size-asian="10pt" style:font-size-complex="10pt"/>
    </style:style>
    <style:style style:name="P18" style:family="paragraph" style:parent-style-name="Standard">
      <style:text-properties fo:font-size="10pt" officeooo:rsid="003bbbb1" officeooo:paragraph-rsid="003bbbb1" style:font-size-asian="10pt" style:font-size-complex="10pt"/>
    </style:style>
    <style:style style:name="P19" style:family="paragraph" style:parent-style-name="Standard">
      <style:text-properties fo:font-size="10pt" officeooo:rsid="003bc1cd" officeooo:paragraph-rsid="003bc1cd" style:font-size-asian="10pt" style:font-size-complex="10pt"/>
    </style:style>
    <style:style style:name="P20" style:family="paragraph" style:parent-style-name="Standard">
      <style:text-properties fo:font-size="10pt" officeooo:rsid="003bc1cd" officeooo:paragraph-rsid="004000a3" style:font-size-asian="10pt" style:font-size-complex="10pt"/>
    </style:style>
    <style:style style:name="P21" style:family="paragraph" style:parent-style-name="Standard">
      <style:text-properties fo:font-size="10pt" officeooo:rsid="003f4ff4" officeooo:paragraph-rsid="003f4ff4" style:font-size-asian="10pt" style:font-size-complex="10pt"/>
    </style:style>
    <style:style style:name="P22" style:family="paragraph" style:parent-style-name="Standard">
      <style:text-properties fo:font-size="10pt" fo:font-weight="bold" officeooo:rsid="0037ebd6" officeooo:paragraph-rsid="0037ebd6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rsid="00457c4d" officeooo:paragraph-rsid="00457c4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officeooo:rsid="00180625" officeooo:paragraph-rsid="00180625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180625" officeooo:paragraph-rsid="0018062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275ec9" officeooo:paragraph-rsid="00275ec9" style:font-size-asian="14pt" style:font-weight-asian="bold" style:font-size-complex="14pt" style:font-weight-complex="bold"/>
    </style:style>
    <style:style style:name="P27" style:family="paragraph" style:parent-style-name="Standard">
      <style:text-properties fo:font-weight="bold" officeooo:rsid="0037ebd6" officeooo:paragraph-rsid="0037ebd6" style:font-weight-asian="bold" style:font-weight-complex="bold"/>
    </style:style>
    <style:style style:name="P28" style:family="paragraph" style:parent-style-name="Standard">
      <style:text-properties fo:font-size="13pt" fo:font-weight="bold" officeooo:rsid="00354f0f" officeooo:paragraph-rsid="00354f0f" style:font-size-asian="13pt" style:font-weight-asian="bold" style:font-size-complex="13pt" style:font-weight-complex="bold"/>
    </style:style>
    <style:style style:name="T1" style:family="text">
      <style:text-properties officeooo:rsid="001add7a"/>
    </style:style>
    <style:style style:name="T2" style:family="text">
      <style:text-properties officeooo:rsid="001c5f86"/>
    </style:style>
    <style:style style:name="T3" style:family="text">
      <style:text-properties officeooo:rsid="001cd96c"/>
    </style:style>
    <style:style style:name="T4" style:family="text">
      <style:text-properties officeooo:rsid="0021c446"/>
    </style:style>
    <style:style style:name="T5" style:family="text">
      <style:text-properties officeooo:rsid="0021e0e9"/>
    </style:style>
    <style:style style:name="T6" style:family="text">
      <style:text-properties officeooo:rsid="00297259"/>
    </style:style>
    <style:style style:name="T7" style:family="text">
      <style:text-properties officeooo:rsid="002b6907"/>
    </style:style>
    <style:style style:name="T8" style:family="text">
      <style:text-properties officeooo:rsid="002db2de"/>
    </style:style>
    <style:style style:name="T9" style:family="text">
      <style:text-properties officeooo:rsid="00354f0f"/>
    </style:style>
    <style:style style:name="T10" style:family="text">
      <style:text-properties officeooo:rsid="003db1b3"/>
    </style:style>
    <style:style style:name="T11" style:family="text">
      <style:text-properties officeooo:rsid="003db1b3" fo:background-color="#ffff00" loext:char-shading-value="0"/>
    </style:style>
    <style:style style:name="T12" style:family="text">
      <style:text-properties officeooo:rsid="003f4ff4"/>
    </style:style>
    <style:style style:name="T13" style:family="text">
      <style:text-properties officeooo:rsid="004000a3"/>
    </style:style>
    <style:style style:name="T14" style:family="text">
      <style:text-properties officeooo:rsid="00408c35"/>
    </style:style>
    <style:style style:name="T15" style:family="text">
      <style:text-properties officeooo:rsid="004256fe"/>
    </style:style>
    <style:style style:name="T16" style:family="text">
      <style:text-properties officeooo:rsid="00426a8e"/>
    </style:style>
    <style:style style:name="T17" style:family="text">
      <style:text-properties officeooo:rsid="00432326"/>
    </style:style>
    <style:style style:name="T18" style:family="text">
      <style:text-properties officeooo:rsid="004468c7"/>
    </style:style>
    <style:style style:name="T19" style:family="text">
      <style:text-properties officeooo:rsid="00457c4d"/>
    </style:style>
    <style:style style:name="T20" style:family="text">
      <style:text-properties officeooo:rsid="0045cba1"/>
    </style:style>
    <style:style style:name="T21" style:family="text">
      <style:text-properties officeooo:rsid="0046e4e8"/>
    </style:style>
    <style:style style:name="T22" style:family="text">
      <style:text-properties officeooo:rsid="0047e9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STM32 what to activate:</text:p>
      <text:p text:style-name="P26">GROISNE Benjamin</text:p>
      <text:p text:style-name="P24"/>
      <text:p text:style-name="P27">Page 112</text:p>
      <text:p text:style-name="P1">Reset and clock control (RCC):</text:p>
      <text:p text:style-name="P1"/>
      <text:p text:style-name="P2">Reset GPIO:</text:p>
      <text:p text:style-name="P2"><text:tab/>RCC_AHB1RSTR = <text:s/>RCC_AHB1RSTR_GPIOBRST <text:span text:style-name="T1">| </text:span><text:span text:style-name="T3">R</text:span>CC_AHB1RSTR_GPIOARST <text:span text:style-name="T1">| </text:span>RCC_AHB1RSTR_GPIO<text:span text:style-name="T1">C</text:span>RST</text:p>
      <text:p text:style-name="P3"/>
      <text:p text:style-name="P3">Reset USART<text:span text:style-name="T3">2</text:span>: </text:p>
      <text:p text:style-name="P4"><text:tab/>RCC_APB1RSTR<text:span text:style-name="T3">= </text:span>RCC_APB1RSTR<text:span text:style-name="T3">_USART2RST</text:span></text:p>
      <text:p text:style-name="P5">Reset TIM:</text:p>
      <text:p text:style-name="P6"><text:tab/> <text:span text:style-name="T2">RCC_APB1RSTR</text:span>=<text:span text:style-name="T2">RCC_APB1RSTR</text:span>_TIM2RST <text:span text:style-name="T4">| </text:span><text:span text:style-name="T2">RCC_APB1RSTR</text:span>_TIM<text:span text:style-name="T4">3</text:span>RST <text:span text:style-name="T4">| <text:tab/></text:span><text:span text:style-name="T2">RCC_APB1RSTR</text:span>_TIM<text:span text:style-name="T4">4</text:span>RST <text:span text:style-name="T4">| </text:span><text:span text:style-name="T2">RCC_APB1RSTR</text:span>_TIM<text:span text:style-name="T4">5</text:span>RST <text:s/></text:p>
      <text:p text:style-name="P6"/>
      <text:p text:style-name="P8">Reset TIM1:</text:p>
      <text:p text:style-name="P8"><text:tab/> <text:span text:style-name="T5">RCC_APB2RSTR</text:span>=<text:span text:style-name="T5">RCC_APB2RSTR</text:span>_TIM1RST</text:p>
      <text:p text:style-name="P6"/>
      <text:p text:style-name="P7">Reset SYSCFGRST:</text:p>
      <text:p text:style-name="P7"><text:tab/>RCC_APB2RSTR= RCC_APB2RSTR_SYSCFGRST</text:p>
      <text:p text:style-name="P7">Reset ADC:</text:p>
      <text:p text:style-name="P7"><text:tab/>RCC_APB2RSTR= RCC_APB2RSTR_ADC1RST</text:p>
      <text:p text:style-name="P6"/>
      <text:p text:style-name="P9">ENABLING RCC</text:p>
      <text:p text:style-name="P9"/>
      <text:p text:style-name="P9">Enable GPIOA &amp; GPIOB:</text:p>
      <text:p text:style-name="P10"><text:tab/>RCC_AHB1ENR<text:span text:style-name="T6">= <text:s/></text:span>RCC_AHB1ENR<text:span text:style-name="T6">_GPIOBEN </text:span><text:span text:style-name="T7">| <text:s/></text:span>RCC_AHB1ENR<text:span text:style-name="T6">_GPIO</text:span><text:span text:style-name="T7">A</text:span><text:span text:style-name="T6">EN</text:span></text:p>
      <text:p text:style-name="P10"/>
      <text:p text:style-name="P12">Enable USART &amp; TIM:</text:p>
      <text:p text:style-name="P11"><text:tab/>RCC_APB1ENR<text:span text:style-name="T8">= </text:span>RCC_APB1ENR<text:span text:style-name="T8">_USART2EN | </text:span>RCC_APB1ENR<text:span text:style-name="T8">_TIM2EN</text:span></text:p>
      <text:p text:style-name="P11"/>
      <text:p text:style-name="P13">Enable SYSCFGEN, USART1, ADC1EN</text:p>
      <text:p text:style-name="P13"><text:tab/>RCC_APB2ENR= <text:s/>RCC_APB2ENR_SYSCFGEN | RCC_APB2ENR_ADC1EN | <text:tab/>RCC_APB2ENR_USART1EN | RCC_APB2ENR_TIM1EN</text:p>
      <text:p text:style-name="P14">Sleep MODE <text:span text:style-name="T9">all already activated at reset</text:span>:</text:p>
      <text:p text:style-name="P14"><text:tab/>gpio alr enable with reset value</text:p>
      <text:p text:style-name="P22">Page 140</text:p>
      <text:p text:style-name="P15"/>
      <text:p text:style-name="P28">System configuration controller (SYSCFG)</text:p>
      <text:p text:style-name="P15"/>
      <text:p text:style-name="P16">EXTI SEE LATER</text:p>
      <text:p text:style-name="P16"><text:tab/></text:p>
      <text:p text:style-name="P16"/>
      <text:p text:style-name="P23">Page 158</text:p>
      <text:p text:style-name="P18">GPIO CONFIG</text:p>
      <text:p text:style-name="P19">REGISTERS:</text:p>
      <text:p text:style-name="P19"><text:tab/>GPIOx_MODER <text:span text:style-name="T10">(</text:span><text:span text:style-name="T11">Input ; Output ; alternate </text:span><text:span text:style-name="T10">; analog) </text:span></text:p>
      <text:p text:style-name="P21"><text:tab/>Each 16 Pins will have one of those 3 modes</text:p>
      <text:p text:style-name="P21"/>
      <text:p text:style-name="P19"><text:tab/>GPIOx_OTYPER <text:span text:style-name="T12">(push-pull ; open-drain</text:span><text:span text:style-name="T13">)</text:span></text:p>
      <text:p text:style-name="P20"><text:tab/></text:p>
      <text:p text:style-name="P20"><text:tab/>GPIOx_OSPEEDR <text:span text:style-name="T14">(choose speed pretty simple</text:span></text:p>
      <text:p text:style-name="P16"/>
      <text:p text:style-name="P16"><text:tab/>GPIOx_PUPDR <text:span text:style-name="T15">(00:No pull-up, pull-down ;01:Pull-up ; 10:Pull-down)</text:span></text:p>
      <text:p text:style-name="P16"><text:tab/><text:span text:style-name="T15">00 means the button if button gives high tension we’ll have high tension same for low tension</text:span></text:p>
      <text:p text:style-name="P16"><text:tab/><text:span text:style-name="T15">01 means if button not pressed </text:span><text:span text:style-name="T16">IDR will show 1 </text:span><text:span text:style-name="T17">and 0 if pressed</text:span></text:p>
      <text:p text:style-name="P16"><text:tab/><text:span text:style-name="T18">10 reverse of 01 (not sure though )</text:span></text:p>
      <text:p text:style-name="P16"><text:tab/></text:p>
      <text:p text:style-name="P16"><text:tab/>GPIOx_IDR <text:span text:style-name="T19">(all 15 pins, shows input state)</text:span></text:p>
      <text:p text:style-name="P17"><text:tab/>GPIOx_<text:span text:style-name="T20">O</text:span>DR <text:span text:style-name="T19">(all 15 pins, shows output state)</text:span></text:p>
      <text:p text:style-name="P17"><text:soft-page-break/><text:tab/>GPIOx_BSRR <text:span text:style-name="T21">(bits 0-15 set ODR to 1 if 1 ; bits 16-31 reset ODR bit to 0</text:span><text:span text:style-name="T22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4:36:34.442524176</meta:creation-date>
    <dc:date>2024-12-27T16:33:04.371597949</dc:date>
    <meta:editing-duration>PT1H56M9S</meta:editing-duration>
    <meta:editing-cycles>42</meta:editing-cycles>
    <meta:generator>LibreOffice/24.2.7.2$Linux_X86_64 LibreOffice_project/420$Build-2</meta:generator>
    <meta:document-statistic meta:table-count="0" meta:image-count="0" meta:object-count="0" meta:page-count="2" meta:paragraph-count="45" meta:word-count="207" meta:character-count="1546" meta:non-whitespace-character-count="1345"/>
  </office:meta>
</office:document-meta>
</file>